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 Light" svg:font-family="'Noto Sans Light'" style:font-family-generic="swiss" style:font-pitch="variable"/>
    <style:font-face style:name="Noto Sans Rejang" svg:font-family="'Noto Sans Rejang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style:font-name="Bitstream Vera Sans Mono"/>
    </style:style>
    <style:style style:name="P2" style:family="paragraph" style:parent-style-name="Standard">
      <style:paragraph-properties fo:text-align="end" style:justify-single-word="false"/>
      <style:text-properties style:font-name="Bitstream Vera Sans" fo:font-size="13pt" fo:font-weight="normal" officeooo:rsid="000b491c" officeooo:paragraph-rsid="000b491c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oto Sans Light" fo:font-size="16pt" fo:font-weight="bold" officeooo:rsid="000b491c" officeooo:paragraph-rsid="000b49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 Light" fo:font-size="16pt" fo:font-style="normal" fo:font-weight="bold" officeooo:rsid="000c8cc1" officeooo:paragraph-rsid="000c8cc1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 Light" fo:font-size="14pt" fo:font-style="normal" fo:font-weight="normal" officeooo:rsid="000b491c" officeooo:paragraph-rsid="000b491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weight="bold" officeooo:rsid="000ecf64" officeooo:paragraph-rsid="000ecf64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weight="bold" officeooo:rsid="000ed51f" officeooo:paragraph-rsid="000ed51f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0.5pt" fo:font-weight="normal" officeooo:rsid="000ecf64" officeooo:paragraph-rsid="000ecf64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2pt" fo:font-weight="normal" officeooo:rsid="000ed51f" officeooo:paragraph-rsid="000ecf64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Sans Light" fo:font-size="14pt" fo:font-weight="bold" officeooo:rsid="000ecf64" officeooo:paragraph-rsid="000ecf64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Sans Light" officeooo:paragraph-rsid="000ecf64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0pt" fo:font-style="italic" fo:font-weight="normal" officeooo:rsid="000ed51f" officeooo:paragraph-rsid="000ed51f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oto Sans Light" fo:font-size="11pt" fo:font-style="normal" fo:font-weight="normal" officeooo:rsid="0019fbae" officeooo:paragraph-rsid="0019fbae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weight="bold" officeooo:rsid="000ed51f" officeooo:paragraph-rsid="000ed51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Light" fo:font-size="14pt" fo:font-style="normal" fo:font-weight="bold" officeooo:rsid="0019fbae" officeooo:paragraph-rsid="0019fbae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Sans Light" fo:font-size="14pt" fo:font-weight="bold" officeooo:rsid="000ecf64" officeooo:paragraph-rsid="000ecf64" style:font-size-asian="12.25pt" style:font-weight-asian="bold" style:font-size-complex="14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-color="#579835"/>
      <style:paragraph-properties fo:text-align="center"/>
    </style:style>
    <style:style style:name="P19" style:family="paragraph">
      <loext:graphic-properties draw:fill-color="#21409a"/>
      <style:paragraph-properties fo:text-align="center"/>
      <style:text-properties fo:font-size="12pt"/>
    </style:style>
    <style:style style:name="P20" style:family="paragraph">
      <loext:graphic-properties draw:fill-color="#f58220"/>
      <style:paragraph-properties fo:text-align="center"/>
      <style:text-properties fo:font-size="12pt"/>
    </style:style>
    <style:style style:name="P21" style:family="paragraph">
      <loext:graphic-properties draw:fill-color="#ed1c24"/>
      <style:paragraph-properties fo:text-align="center"/>
      <style:text-properties fo:font-size="12pt"/>
    </style:style>
    <style:style style:name="P22" style:family="paragraph"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9pt" style:font-size-asian="9pt" style:font-size-complex="9pt"/>
    </style:style>
    <style:style style:name="P24" style:family="paragraph">
      <loext:graphic-properties draw:fill="none" draw:fill-color="#ffffff"/>
    </style:style>
    <style:style style:name="T1" style:family="text">
      <style:text-properties officeooo:rsid="000ecf6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cf64" style:font-style-asian="normal" style:font-style-complex="normal"/>
    </style:style>
    <style:style style:name="T5" style:family="text">
      <style:text-properties fo:font-size="11pt" fo:font-weight="bold" officeooo:rsid="000ecf64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daf46" style:font-size-asian="11pt" style:font-weight-asian="bold" style:font-size-complex="11pt" style:font-weight-complex="bold"/>
    </style:style>
    <style:style style:name="T7" style:family="text">
      <style:text-properties style:font-name="Noto Sans Light"/>
    </style:style>
    <style:style style:name="T8" style:family="text">
      <style:text-properties officeooo:rsid="0019fbae"/>
    </style:style>
    <style:style style:name="T9" style:family="text">
      <style:text-properties officeooo:rsid="001bede0"/>
    </style:style>
    <style:style style:name="T10" style:family="text">
      <style:text-properties fo:font-size="10pt" fo:font-weight="normal" officeooo:rsid="001daf46" style:font-size-asian="10pt" style:font-weight-asian="normal" style:font-size-complex="10pt" style:font-weight-complex="normal"/>
    </style:style>
    <style:style style:name="T11" style:family="text">
      <style:text-properties fo:font-size="10pt" fo:font-weight="bold" officeooo:rsid="001daf46" style:font-size-asian="10pt" style:font-weight-asian="bold" style:font-size-complex="10pt" style:font-weight-complex="bold"/>
    </style:style>
    <style:style style:name="T12" style:family="text">
      <style:text-properties fo:font-size="10pt" officeooo:rsid="001daf46" style:font-size-asian="10pt" style:font-size-complex="10pt"/>
    </style:style>
    <style:style style:name="T13" style:family="text">
      <style:text-properties fo:font-size="10pt" fo:font-style="italic" fo:font-weight="normal" officeooo:rsid="001daf46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fo:font-style="italic" officeooo:rsid="001daf46" style:font-size-asian="10pt" style:font-style-asian="italic" style:font-size-complex="10pt" style:font-style-complex="italic"/>
    </style:style>
    <style:style style:name="T15" style:family="text">
      <style:text-properties fo:font-size="10pt" fo:font-style="normal" fo:font-weight="normal" officeooo:rsid="001daf46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1f2a12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fo:font-weight="normal" officeooo:rsid="001f2a12" style:font-size-asian="8.75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officeooo:rsid="001daf46" style:font-size-asian="10pt" style:font-style-asian="normal" style:font-size-complex="10pt" style:font-style-complex="normal"/>
    </style:style>
    <style:style style:name="T19" style:family="text">
      <style:text-properties fo:font-size="10pt" fo:font-style="normal" officeooo:rsid="001f2a12" style:font-size-asian="8.75pt" style:font-style-asian="normal" style:font-size-complex="10pt" style:font-style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579835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21409a" fo:font-size="13pt" style:font-size-asian="13pt" style:font-size-complex="13pt"/>
    </style:style>
    <style:style style:name="T25" style:family="text">
      <style:text-properties fo:color="#ed1c24" fo:font-size="13pt" style:font-size-asian="13pt" style:font-size-complex="13pt"/>
    </style:style>
    <style:style style:name="T26" style:family="text">
      <style:text-properties fo:color="#faa61a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57983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579835" draw:fill-color="#57983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579835" draw:fill-color="#21409a" draw:textarea-horizontal-align="justify" draw:textarea-vertical-align="middle" draw:auto-grow-height="false" fo:min-height="0.564cm" fo:min-width="0.5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579835" draw:fill-color="#f58220" draw:textarea-horizontal-align="justify" draw:textarea-vertical-align="middle" draw:auto-grow-height="false" fo:min-height="0.564cm" fo:min-width="0.5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579835" draw:fill-color="#ed1c24" draw:textarea-horizontal-align="justify" draw:textarea-vertical-align="middle" draw:auto-grow-height="false" fo:min-height="0.564cm" fo:min-width="0.5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7">Stefano Spadola – 534919 – Corso B</text:span></text:p>
      <text:p text:style-name="P3"/>
      <text:p text:style-name="P3"/>
      <text:p text:style-name="P3"><text:span text:style-name="T8">2° </text:span>Progettino Programmazione II</text:p>
      <text:p text:style-name="P5"/>
      <text:p text:style-name="P13">Usando il linguaggio didattico funzionale visto a lezione <text:span text:style-name="T2">(evalFunEnvFull.ml) </text:span>si è esteso aggiungendo alcuni moduli che consentono di poter esprimere e manipolare alberi binari, formati da nodi ai quali vengono associati un identificatore (di tipo string) e un’espressione.</text:p>
      <text:p text:style-name="P4"/>
      <text:p text:style-name="P15">Esempio di albero binario con sintassi</text:p>
      <text:p text:style-name="P4"><draw:custom-shape text:anchor-type="paragraph" draw:z-index="2" draw:name="Shape1" draw:style-name="gr3" draw:text-style-name="P19" svg:width="0.798cm" svg:height="0.798cm" svg:x="1.489cm" svg:y="0.6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Shape4" draw:style-name="gr6" draw:text-style-name="P23" svg:width="3.44cm" svg:height="0.733cm" svg:x="2.445cm" svg:y="0.631cm"><draw:text-box><text:p text:style-name="P22"><text:span text:style-name="T20">Nodo: A</text:span></text:p><text:p text:style-name="P22"><text:span text:style-name="T20">Espressione: 10</text:span></text:p></draw:text-box></draw:frame><draw:frame text:anchor-type="paragraph" draw:z-index="8" draw:name="Shape7" draw:style-name="gr9" draw:text-style-name="P24" svg:width="12.251cm" svg:height="2.911cm" svg:x="6.572cm" svg:y="0.684cm"><draw:text-box><text:p><text:span text:style-name="T21">Sintassi:</text:span></text:p><text:p/><text:p><text:span text:style-name="T22"># </text:span><text:span text:style-name="T23">Etree(</text:span><text:span text:style-name="T24">Node(“A”, Eint 10,</text:span><text:span text:style-name="T22"> </text:span><text:span text:style-name="T25">Node(“B, Eint 2, Empty, Empty)</text:span><text:span text:style-name="T22">, </text:span><text:span text:style-name="T26">Node(“C”,Eint 3, Empty, Empty)</text:span><text:span text:style-name="T24">)</text:span><text:span text:style-name="T23">)</text:span><text:span text:style-name="T22">;;</text:span></text:p></draw:text-box></draw:frame></text:p>
      <text:p text:style-name="P4"><draw:line text:anchor-type="paragraph" draw:z-index="1" draw:name="Shape3" draw:style-name="gr2" draw:text-style-name="P18" svg:x1="2.101cm" svg:y1="0.524cm" svg:x2="3.345cm" svg:y2="2.508cm"><text:p/></draw:line><draw:line text:anchor-type="paragraph" draw:z-index="0" draw:name="Shape2" draw:style-name="gr1" draw:text-style-name="P17" svg:x1="1.783cm" svg:y1="0.445cm" svg:x2="0.513cm" svg:y2="2.562cm"><text:p/></draw:line></text:p>
      <text:p text:style-name="P10"/>
      <text:p text:style-name="P10"/>
      <text:p text:style-name="P10"><draw:custom-shape text:anchor-type="paragraph" draw:z-index="3" draw:name="Shape1" draw:style-name="gr4" draw:text-style-name="P20" svg:width="0.798cm" svg:height="0.798cm" svg:x="2.997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21" svg:width="0.798cm" svg:height="0.798cm" svg:x="0.06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Shape5" draw:style-name="gr7" draw:text-style-name="P23" svg:width="3.414cm" svg:height="1.059cm" svg:x="3.953cm" svg:y="0.395cm"><draw:text-box><text:p text:style-name="P22"><text:span text:style-name="T20">Nodo: C</text:span></text:p><text:p text:style-name="P22"><text:span text:style-name="T20">Espressione: 3</text:span></text:p></draw:text-box></draw:frame><draw:frame text:anchor-type="paragraph" draw:z-index="7" draw:name="Shape6" draw:style-name="gr8" draw:text-style-name="P23" svg:width="2.329cm" svg:height="0.733cm" svg:x="1.016cm" svg:y="0.395cm"><draw:text-box><text:p><text:span text:style-name="T20">Nodo: B</text:span></text:p><text:p><text:span text:style-name="T20">Espressione: 2</text:span></text:p></draw:text-box></draw:frame></text:p>
      <text:p text:style-name="P10"/>
      <text:p text:style-name="P10"/>
      <text:p text:style-name="P10">Descrizio<text:span text:style-name="T9">ne scelte progettuali e funzioni</text:span>:</text:p>
      <text:p text:style-name="P10"/>
      <text:p text:style-name="P11"><text:span text:style-name="T6">ETree(body)</text:span><text:span text:style-name="T5"> – </text:span><text:span text:style-name="T10">Per poter definire un albero, </text:span><text:span text:style-name="T11">si è esteso evT </text:span><text:span text:style-name="T10">in modo da introddurre un “tipo albero” esprimibile, e per far ciò è stato aggiunto </text:span><text:span text:style-name="T11">Tree</text:span><text:span text:style-name="T10">. Quindi attraverso un pattern apposito aggiunto ad </text:span><text:span text:style-name="T11">eval </text:span><text:span text:style-name="T10">si ottiene la valutazione delle espressioni all’interno dei nodi e la valutazione dell’albero stesso.</text:span></text:p>
      <text:p text:style-name="P8"/>
      <text:p text:style-name="P6">ApplyOver(exf, ext) – <text:span text:style-name="T10">Tale funzionalità, consente di definire un albero a partire da una funzione (exf) e un albero (ext), valutando le espressioni dell’</text:span><text:span text:style-name="T12">albero (ext) </text:span><text:span text:style-name="T10">al netto della funzione exf.</text:span></text:p>
      <text:p text:style-name="P9"/>
      <text:p text:style-name="P7">Update(idl,exf,ext) <text:span text:style-name="T1">– </text:span><text:span text:style-name="T13">La funzione Update, consente di definire un albero a partire da un altro albero (ext) dove i nodi indicati dal </text:span><text:span text:style-name="T14">percorso (idl) </text:span><text:span text:style-name="T15">(se presenti in ext) vengono aggiornati con la </text:span><text:span text:style-name="T18">funzione exf</text:span><text:span text:style-name="T15">, </text:span><text:span text:style-name="T16">altrimenti vengono lasciati inalterati e valutati come da sorgente.</text:span></text:p>
      <text:p text:style-name="P12"/>
      <text:p text:style-name="P7"><text:span text:style-name="T3">Select(idl,exf,ext) </text:span><text:span text:style-name="T4">– </text:span><text:span text:style-name="T17">Questo modulo consente, a partire da un albero passato in input (ext) di scegliere un sottoalbero che ha come radice la fine del </text:span><text:span text:style-name="T19">percorso indicato da idl</text:span><text:span text:style-name="T17">, (se presente in toto nell’albero) e se ,sempre la radice, soddisfa la </text:span><text:span text:style-name="T19">proposizione exf. </text:span><text:span text:style-name="T17">Restituisce un albero vuoto altrime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 Light" svg:font-family="'Noto Sans Light'" style:font-family-generic="swiss" style:font-pitch="variable"/>
    <style:font-face style:name="Noto Sans Rejang" svg:font-family="'Noto Sans Rejang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Bitstream Vera Sans Mono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6:53:56.215974236</meta:creation-date>
    <dc:date>2018-01-13T18:26:33.981241234</dc:date>
    <meta:editing-duration>PT36M7S</meta:editing-duration>
    <meta:editing-cycles>5</meta:editing-cycles>
    <meta:generator>LibreOffice/5.4.4.2$Linux_X86_64 LibreOffice_project/40m0$Build-2</meta:generator>
    <meta:document-statistic meta:table-count="0" meta:image-count="0" meta:object-count="0" meta:page-count="1" meta:paragraph-count="9" meta:word-count="224" meta:character-count="1499" meta:non-whitespace-character-count="1277"/>
  </office:meta>
</office:document-meta>
</file>